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earch:</text:p>
      <text:p text:style-name="Standard">loading assembly through a Operating System is in some ways easier to accomplish the task at hand.</text:p>
      <text:p text:style-name="Standard">Loading your code through a operating system in my case linux is fairly easy.</text:p>
      <text:p text:style-name="Standard">You have a compiler.</text:p>
      <text:p text:style-name="Standard">In this case gcc. And that would assemble your code. And then you can simply execute the code through the ./ command.</text:p>
      <text:p text:style-name="Standard"/>
      <text:p text:style-name="Standard">Cross compiling isn't really any harder. Besides the fact that your code gets compiled on a different cpu for a different cpu. Which meens you'll need a tool who can cross compile.</text:p>
      <text:p text:style-name="Standard">Also in this case GCC can do this for you.</text:p>
      <text:p text:style-name="Standard"/>
      <text:p text:style-name="Standard">Though there is a possibility of loading code through a bootloader.</text:p>
      <text:p text:style-name="Standard">Which means there will be no Operating System running.</text:p>
      <text:p text:style-name="Standard">When the pi starts. There is no cpu running.</text:p>
      <text:p text:style-name="Standard">The Gpu only runs. Which reads from a fat32 partition a .img file through a bootloader binary which are called:</text:p>
      <text:p text:style-name="Standard">bootcode.bin</text:p>
      <text:p text:style-name="Standard">start.elf</text:p>
      <text:p text:style-name="Standard">this bootloader will fire up the arm chip,</text:p>
      <text:p text:style-name="Standard">so you can run your code from here on.</text:p>
      <text:p text:style-name="Standard"/>
      <text:p text:style-name="Standard">Actually reference [1] is such a good place to start. That I recommend reading it.</text:p>
      <text:p text:style-name="Standard">It explains how the pi's hardware works.</text:p>
      <text:p text:style-name="Standard">How the boot process works.</text:p>
      <text:p text:style-name="Standard">How you write assembly code for the pi.</text:p>
      <text:p text:style-name="Standard">And how you would assemble that!</text:p>
      <text:p text:style-name="Standard"/>
      <text:p text:style-name="Standard"/>
      <text:p text:style-name="Standard">reference:</text:p>
      <text:p text:style-name="Standard">[1] <text:a xlink:type="simple" xlink:href="http://www.cl.cam.ac.uk/projects/raspberrypi/tutorials/os/introduction.html">http://www.cl.cam.ac.uk/projects/raspberrypi/tutorials/os/introduction.html</text:a></text:p>
      <text:p text:style-name="Standard">[2] <text:a xlink:type="simple" xlink:href="https://github.com/dwelch67/raspberrypi">https://github.com/dwelch67/raspberrypi</text:a></text:p>
      <text:p text:style-name="Standard">[3] <text:a xlink:type="simple" xlink:href="http://www.raspberrypi.org/forums/viewtopic.php?f=24&amp;t=10814">http://www.raspberrypi.org/forums/viewtopic.php?f=24&amp;t=10814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02:44:42</meta:creation-date>
    <meta:generator>LibreOffice/3.5$Linux_x86 LibreOffice_project/350m1$Build-2</meta:generator>
    <dc:date>2014-05-24T03:18:11</dc:date>
    <meta:editing-duration>PT25M19S</meta:editing-duration>
    <meta:editing-cycles>3</meta:editing-cycles>
    <meta:document-statistic meta:table-count="0" meta:image-count="0" meta:object-count="0" meta:page-count="1" meta:paragraph-count="24" meta:word-count="216" meta:character-count="1336" meta:non-whitespace-character-count="1144"/>
  </office:meta>
</office:document-meta>
</file>